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6"/>
          <table:table-cell office:value-type="string">
            <text:p>Sys malloc</text:p>
          </table:table-cell>
          <table:table-cell table:number-columns-repeated="2"/>
        </table:table-row>
        <table:table-row table:style-name="ro3">
          <table:table-cell office:value-type="string">
            <text:p># No. epochs 1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351680">
            <text:p>13516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568192">
            <text:p>25681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784704">
            <text:p>3784704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5001216">
            <text:p>5001216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6217728">
            <text:p>6217728</text:p>
          </table:table-cell>
          <table:table-cell office:value-type="float" office:value="0.006">
            <text:p>0.006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/>
          <table:table-cell table:formula="of:=AVERAGE([.B5:.B9])" office:value-type="float" office:value="1351680">
            <text:p>1351680</text:p>
          </table:table-cell>
          <table:table-cell table:formula="of:=AVERAGE([.C5:.C9])" office:value-type="float" office:value="0">
            <text:p>0</text:p>
          </table:table-cell>
          <table:table-cell table:formula="of:=STDEV([.C5:.C9]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# No. epochs 2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3"/>
          <table:table-cell office:value-type="string">
            <text:p>First Fit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302528">
            <text:p>13025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605056">
            <text:p>2605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formula="of:=AVERAGE([.B13:.B17])" office:value-type="float" office:value="2568192">
            <text:p>2568192</text:p>
          </table:table-cell>
          <table:table-cell table:formula="of:=AVERAGE([.C13:.C17])" office:value-type="float" office:value="0">
            <text:p>0</text:p>
          </table:table-cell>
          <table:table-cell table:formula="of:=STDEV([.C13:.C17])" office:value-type="float" office:value="0">
            <text:p>0</text:p>
          </table:table-cell>
          <table:table-cell/>
          <table:table-cell office:value-type="float" office:value="40000">
            <text:p>40000</text:p>
          </table:table-cell>
          <table:table-cell office:value-type="float" office:value="5201920">
            <text:p>5201920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</table:table-row>
        <table:table-row table:style-name="ro3">
          <table:table-cell office:value-type="string">
            <text:p># No. epochs 30000 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6504448">
            <text:p>6504448</text:p>
          </table:table-cell>
          <table:table-cell office:value-type="float" office:value="0.024">
            <text:p>0.024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784704">
            <text:p>378470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784704">
            <text:p>3784704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Best fit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784704">
            <text:p>378470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784704">
            <text:p>37847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784704">
            <text:p>37847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28800">
            <text:p>1228800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</table:table-row>
        <table:table-row table:style-name="ro3">
          <table:table-cell/>
          <table:table-cell table:formula="of:=AVERAGE([.B21:.B25])" office:value-type="float" office:value="3784704">
            <text:p>3784704</text:p>
          </table:table-cell>
          <table:table-cell table:formula="of:=AVERAGE([.C21:.C25])" office:value-type="float" office:value="0.004">
            <text:p>0.004</text:p>
          </table:table-cell>
          <table:table-cell table:formula="of:=STDEV([.C21:.C25])" office:value-type="float" office:value="0.00547722557505166">
            <text:p>0.0054772256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457600">
            <text:p>2457600</text:p>
          </table:table-cell>
          <table:table-cell office:value-type="float" office:value="0.024">
            <text:p>0.024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 office:value-type="string">
            <text:p># No. epochs 40000 </text:p>
          </table:table-cell>
          <table:table-cell table:number-columns-repeated="4"/>
          <table:table-cell office:value-type="float" office:value="30000">
            <text:p>30000</text:p>
          </table:table-cell>
          <table:table-cell office:value-type="float" office:value="3686400">
            <text:p>3686400</text:p>
          </table:table-cell>
          <table:table-cell office:value-type="float" office:value="0.066">
            <text:p>0.066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4915200">
            <text:p>4915200</text:p>
          </table:table-cell>
          <table:table-cell office:value-type="float" office:value="0.128">
            <text:p>0.128</text:p>
          </table:table-cell>
          <table:table-cell office:value-type="float" office:value="0.00447213595499958">
            <text:p>0.00447213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1216">
            <text:p>500121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6144000">
            <text:p>6144000</text:p>
          </table:table-cell>
          <table:table-cell office:value-type="float" office:value="0.256">
            <text:p>0.256</text:p>
          </table:table-cell>
          <table:table-cell office:value-type="float" office:value="0.0250998007960223">
            <text:p>0.025099800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001216">
            <text:p>5001216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001216">
            <text:p>5001216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01216">
            <text:p>500121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5001216">
            <text:p>5001216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/>
          <table:table-cell table:formula="of:=AVERAGE([.B29:.B33])" office:value-type="float" office:value="5001216">
            <text:p>5001216</text:p>
          </table:table-cell>
          <table:table-cell table:formula="of:=AVERAGE([.C29:.C33])" office:value-type="float" office:value="0.008">
            <text:p>0.008</text:p>
          </table:table-cell>
          <table:table-cell table:formula="of:=STDEV([.C29:.C33])" office:value-type="float" office:value="0.00447213595499958">
            <text:p>0.004472136</text:p>
          </table:table-cell>
          <table:table-cell table:number-columns-repeated="5"/>
        </table:table-row>
        <table:table-row table:style-name="ro3">
          <table:table-cell office:value-type="string">
            <text:p># No. epochs 5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217728">
            <text:p>621772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217728">
            <text:p>621772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217728">
            <text:p>621772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217728">
            <text:p>62177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217728">
            <text:p>62177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table:formula="of:=AVERAGE([.B37:.B41])" office:value-type="float" office:value="6217728">
            <text:p>6217728</text:p>
          </table:table-cell>
          <table:table-cell table:formula="of:=AVERAGE([.C37:.C41])" office:value-type="float" office:value="0.006">
            <text:p>0.006</text:p>
          </table:table-cell>
          <table:table-cell table:formula="of:=STDEV([.C37:.C41])" office:value-type="float" office:value="0.00547722557505166">
            <text:p>0.005477225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# No. epochs 1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table:formula="of:=AVERAGE([.B48:.B52])" office:value-type="float" office:value="1302528">
            <text:p>1302528</text:p>
          </table:table-cell>
          <table:table-cell table:formula="of:=AVERAGE([.C48:.C52])" office:value-type="float" office:value="0">
            <text:p>0</text:p>
          </table:table-cell>
          <table:table-cell table:formula="of:=STDEV([.C48:.C52]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# No. epochs 2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table:formula="of:=AVERAGE([.B56:.B60])" office:value-type="float" office:value="2605056">
            <text:p>2605056</text:p>
          </table:table-cell>
          <table:table-cell table:formula="of:=AVERAGE([.C56:.C60])" office:value-type="float" office:value="0">
            <text:p>0</text:p>
          </table:table-cell>
          <table:table-cell table:formula="of:=STDEV([.C56:.C60]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# No. epochs 3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/>
          <table:table-cell table:formula="of:=AVERAGE([.B64:.B68])" office:value-type="float" office:value="3907584">
            <text:p>3907584</text:p>
          </table:table-cell>
          <table:table-cell table:formula="of:=AVERAGE([.C64:.C68])" office:value-type="float" office:value="0.01">
            <text:p>0.01</text:p>
          </table:table-cell>
          <table:table-cell table:formula="of:=STDEV([.C64:.C68]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# No. epochs 4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201920">
            <text:p>5201920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201920">
            <text:p>520192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201920">
            <text:p>520192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201920">
            <text:p>520192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5201920">
            <text:p>520192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/>
          <table:table-cell table:formula="of:=AVERAGE([.B72:.B76])" office:value-type="float" office:value="5201920">
            <text:p>5201920</text:p>
          </table:table-cell>
          <table:table-cell table:formula="of:=AVERAGE([.C72:.C76])" office:value-type="float" office:value="0.012">
            <text:p>0.012</text:p>
          </table:table-cell>
          <table:table-cell table:formula="of:=STDEV([.C72:.C76])" office:value-type="float" office:value="0.00447213595499958">
            <text:p>0.004472136</text:p>
          </table:table-cell>
          <table:table-cell table:number-columns-repeated="5"/>
        </table:table-row>
        <table:table-row table:style-name="ro3">
          <table:table-cell office:value-type="string">
            <text:p># No. epochs 5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504448">
            <text:p>650444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504448">
            <text:p>650444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504448">
            <text:p>650444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504448">
            <text:p>6504448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504448">
            <text:p>6504448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3">
          <table:table-cell/>
          <table:table-cell table:formula="of:=AVERAGE([.B80:.B84])" office:value-type="float" office:value="6504448">
            <text:p>6504448</text:p>
          </table:table-cell>
          <table:table-cell table:formula="of:=AVERAGE([.C80:.C84])" office:value-type="float" office:value="0.024">
            <text:p>0.024</text:p>
          </table:table-cell>
          <table:table-cell table:formula="of:=STDEV([.C80:.C84])" office:value-type="float" office:value="0.00547722557505166">
            <text:p>0.0054772256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# No. epochs 1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28800">
            <text:p>12288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28800">
            <text:p>122880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28800">
            <text:p>122880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28800">
            <text:p>122880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28800">
            <text:p>122880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93:.C97])" office:value-type="float" office:value="0.008">
            <text:p>0.008</text:p>
          </table:table-cell>
          <table:table-cell table:formula="of:=STDEV([.C93:.C97])" office:value-type="float" office:value="0.00447213595499958">
            <text:p>0.004472136</text:p>
          </table:table-cell>
          <table:table-cell table:number-columns-repeated="5"/>
        </table:table-row>
        <table:table-row table:style-name="ro3">
          <table:table-cell office:value-type="string">
            <text:p># No. epochs 2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57600">
            <text:p>2457600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7600">
            <text:p>2457600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57600">
            <text:p>2457600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57600">
            <text:p>2457600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57600">
            <text:p>2457600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101:.C105])" office:value-type="float" office:value="0.024">
            <text:p>0.024</text:p>
          </table:table-cell>
          <table:table-cell table:formula="of:=STDEV([.C101:.C105])" office:value-type="float" office:value="0.00547722557505166">
            <text:p>0.0054772256</text:p>
          </table:table-cell>
          <table:table-cell table:number-columns-repeated="5"/>
        </table:table-row>
        <table:table-row table:style-name="ro3">
          <table:table-cell office:value-type="string">
            <text:p># No. epochs 3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686400">
            <text:p>368640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686400">
            <text:p>368640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686400">
            <text:p>368640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686400">
            <text:p>3686400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686400">
            <text:p>3686400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109:.C113])" office:value-type="float" office:value="0.066">
            <text:p>0.066</text:p>
          </table:table-cell>
          <table:table-cell table:formula="of:=STDEV([.C109:.C113])" office:value-type="float" office:value="0.00547722557505166">
            <text:p>0.0054772256</text:p>
          </table:table-cell>
          <table:table-cell table:number-columns-repeated="5"/>
        </table:table-row>
        <table:table-row table:style-name="ro3">
          <table:table-cell office:value-type="string">
            <text:p># No. epochs 4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915200">
            <text:p>4915200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915200">
            <text:p>4915200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915200">
            <text:p>4915200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915200">
            <text:p>4915200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915200">
            <text:p>4915200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117:.C121])" office:value-type="float" office:value="0.128">
            <text:p>0.128</text:p>
          </table:table-cell>
          <table:table-cell table:formula="of:=STDEV([.C117:.C121])" office:value-type="float" office:value="0.00447213595499958">
            <text:p>0.004472136</text:p>
          </table:table-cell>
          <table:table-cell table:number-columns-repeated="5"/>
        </table:table-row>
        <table:table-row table:style-name="ro3">
          <table:table-cell office:value-type="string">
            <text:p># No. epochs 5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144000">
            <text:p>6144000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144000">
            <text:p>6144000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144000">
            <text:p>6144000</text:p>
          </table:table-cell>
          <table:table-cell office:value-type="float" office:value="0.29">
            <text:p>0.29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144000">
            <text:p>6144000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144000">
            <text:p>6144000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125:.C129])" office:value-type="float" office:value="0.256">
            <text:p>0.256</text:p>
          </table:table-cell>
          <table:table-cell table:formula="of:=STDEV([.C125:.C129])" office:value-type="float" office:value="0.0250998007960223">
            <text:p>0.0250998008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svg:width="8.2382in" svg:height="5.4799in" svg:x="4.4445in" svg:y="1.8508in">
            <draw:object draw:notify-on-update-of-ranges="Sheet2.G5:Sheet2.G9 Sheet2.H4:Sheet2.H4 Sheet2.H5:Sheet2.H9 Sheet2.I4:Sheet2.I4 Sheet2.I5:Sheet2.I9 Sheet2.J4:Sheet2.J4 Sheet2.J5:Sheet2.J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4228in" svg:height="5.3854in" svg:x="13.3547in" svg:y="1.9453in">
            <draw:object draw:notify-on-update-of-ranges="Sheet2.L4:Sheet2.L4 Sheet2.L5:Sheet2.L9 Sheet2.M4:Sheet2.M4 Sheet2.M5:Sheet2.M9 Sheet2.D5:Sheet2.D9 Sheet2.D5:Sheet2.D9 Sheet2.L4:Sheet2.L4 Sheet2.L5:Sheet2.L9 Sheet2.N4:Sheet2.N4 Sheet2.N5:Sheet2.N9 Sheet2.D15:Sheet2.D19 Sheet2.D15:Sheet2.D19 Sheet2.L4:Sheet2.L4 Sheet2.L5:Sheet2.L9 Sheet2.O4:Sheet2.O4 Sheet2.O5:Sheet2.O9 Sheet2.D25:Sheet2.D29 Sheet2.D25:Sheet2.D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office:value-type="string">
            <text:p>Sys malloc</text:p>
          </table:table-cell>
          <table:table-cell table:number-columns-repeated="6"/>
          <table:table-cell office:value-type="string">
            <text:p>Memory</text:p>
          </table:table-cell>
          <table:table-cell table:number-columns-repeated="4"/>
          <table:table-cell office:value-type="string">
            <text:p>Time</text:p>
          </table:table-cell>
          <table:table-cell/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  <table:table-cell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1351680">
            <text:p>135168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351680">
            <text:p>1351680</text:p>
          </table:table-cell>
          <table:table-cell office:value-type="float" office:value="1302528">
            <text:p>1302528</text:p>
          </table:table-cell>
          <table:table-cell office:value-type="float" office:value="1228800">
            <text:p>1228800</text:p>
          </table:table-cell>
          <table:table-cell/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.008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2568192">
            <text:p>25681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568192">
            <text:p>2568192</text:p>
          </table:table-cell>
          <table:table-cell office:value-type="float" office:value="2605056">
            <text:p>2605056</text:p>
          </table:table-cell>
          <table:table-cell office:value-type="float" office:value="2457600">
            <text:p>2457600</text:p>
          </table:table-cell>
          <table:table-cell/>
          <table:table-cell office:value-type="float" office:value="20000">
            <text:p>2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.024</text:p>
          </table:table-cell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3784704">
            <text:p>3784704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784704">
            <text:p>3784704</text:p>
          </table:table-cell>
          <table:table-cell office:value-type="float" office:value="3907584">
            <text:p>3907584</text:p>
          </table:table-cell>
          <table:table-cell office:value-type="float" office:value="3686400">
            <text:p>3686400</text:p>
          </table:table-cell>
          <table:table-cell/>
          <table:table-cell office:value-type="float" office:value="30000">
            <text:p>30000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66">
            <text:p>0.066</text:p>
          </table:table-cell>
        </table:table-row>
        <table:table-row table:style-name="ro3">
          <table:table-cell office:value-type="float" office:value="40000">
            <text:p>40000</text:p>
          </table:table-cell>
          <table:table-cell office:value-type="float" office:value="5001216">
            <text:p>5001216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5001216">
            <text:p>5001216</text:p>
          </table:table-cell>
          <table:table-cell office:value-type="float" office:value="5201920">
            <text:p>5201920</text:p>
          </table:table-cell>
          <table:table-cell office:value-type="float" office:value="4915200">
            <text:p>4915200</text:p>
          </table:table-cell>
          <table:table-cell/>
          <table:table-cell office:value-type="float" office:value="40000">
            <text:p>40000</text:p>
          </table:table-cell>
          <table:table-cell office:value-type="float" office:value="0.008">
            <text:p>0.008</text:p>
          </table:table-cell>
          <table:table-cell office:value-type="float" office:value="0.012">
            <text:p>0.012</text:p>
          </table:table-cell>
          <table:table-cell office:value-type="float" office:value="0.128">
            <text:p>0.128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6217728">
            <text:p>6217728</text:p>
          </table:table-cell>
          <table:table-cell office:value-type="float" office:value="0.006">
            <text:p>0.006</text:p>
          </table:table-cell>
          <table:table-cell office:value-type="float" office:value="0.00547722557505166">
            <text:p>0.0054772256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6217728">
            <text:p>6217728</text:p>
          </table:table-cell>
          <table:table-cell office:value-type="float" office:value="6504448">
            <text:p>6504448</text:p>
          </table:table-cell>
          <table:table-cell office:value-type="float" office:value="6144000">
            <text:p>6144000</text:p>
          </table:table-cell>
          <table:table-cell/>
          <table:table-cell office:value-type="float" office:value="50000">
            <text:p>50000</text:p>
          </table:table-cell>
          <table:table-cell office:value-type="float" office:value="0.006">
            <text:p>0.006</text:p>
          </table:table-cell>
          <table:table-cell office:value-type="float" office:value="0.024">
            <text:p>0.024</text:p>
          </table:table-cell>
          <table:table-cell office:value-type="float" office:value="0.256">
            <text:p>0.256</text:p>
          </table:table-cell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office:value-type="string">
            <text:p>First Fit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1"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1302528">
            <text:p>1302528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2605056">
            <text:p>2605056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float" office:value="40000">
            <text:p>40000</text:p>
          </table:table-cell>
          <table:table-cell office:value-type="float" office:value="5201920">
            <text:p>5201920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11"/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6504448">
            <text:p>6504448</text:p>
          </table:table-cell>
          <table:table-cell office:value-type="float" office:value="0.024">
            <text:p>0.024</text:p>
          </table:table-cell>
          <table:table-cell office:value-type="float" office:value="0.00547722557505166">
            <text:p>0.0054772256</text:p>
          </table:table-cell>
          <table:table-cell table:number-columns-repeated="11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office:value-type="string">
            <text:p>Best fit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1"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1228800">
            <text:p>1228800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table:number-columns-repeated="11"/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2457600">
            <text:p>2457600</text:p>
          </table:table-cell>
          <table:table-cell office:value-type="float" office:value="0.024">
            <text:p>0.024</text:p>
          </table:table-cell>
          <table:table-cell office:value-type="float" office:value="0.00547722557505166">
            <text:p>0.0054772256</text:p>
          </table:table-cell>
          <table:table-cell table:number-columns-repeated="11"/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3686400">
            <text:p>3686400</text:p>
          </table:table-cell>
          <table:table-cell office:value-type="float" office:value="0.066">
            <text:p>0.066</text:p>
          </table:table-cell>
          <table:table-cell office:value-type="float" office:value="0.00547722557505166">
            <text:p>0.0054772256</text:p>
          </table:table-cell>
          <table:table-cell table:number-columns-repeated="11"/>
        </table:table-row>
        <table:table-row table:style-name="ro3">
          <table:table-cell office:value-type="float" office:value="40000">
            <text:p>40000</text:p>
          </table:table-cell>
          <table:table-cell office:value-type="float" office:value="4915200">
            <text:p>4915200</text:p>
          </table:table-cell>
          <table:table-cell office:value-type="float" office:value="0.128">
            <text:p>0.128</text:p>
          </table:table-cell>
          <table:table-cell office:value-type="float" office:value="0.00447213595499958">
            <text:p>0.004472136</text:p>
          </table:table-cell>
          <table:table-cell table:number-columns-repeated="11"/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6144000">
            <text:p>6144000</text:p>
          </table:table-cell>
          <table:table-cell office:value-type="float" office:value="0.256">
            <text:p>0.256</text:p>
          </table:table-cell>
          <table:table-cell office:value-type="float" office:value="0.0250998007960223">
            <text:p>0.025099800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Eriksson</meta:initial-creator>
    <meta:creation-date>2014-05-21T23:11:39</meta:creation-date>
    <meta:generator>LibreOffice/3.5$Linux_x86 LibreOffice_project/350m1$Build-2</meta:generator>
    <dc:date>2014-05-21T23:25:52</dc:date>
    <dc:creator>Carl Eriksson</dc:creator>
    <meta:editing-duration>PT8M14S</meta:editing-duration>
    <meta:editing-cycles>10</meta:editing-cycles>
    <meta:document-statistic meta:table-count="2" meta:cell-count="5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26cm" svg:height="13.92cm" xlink:href=".." xlink:type="simple" chart:class="chart:bar" chart:style-name="ch1">
        <chart:title svg:x="9.388cm" svg:y="0.414cm" chart:style-name="ch2">
          <text:p>Increment</text:p>
        </chart:title>
        <chart:subtitle svg:x="9.665cm" svg:y="1.471cm" chart:style-name="ch3">
          <text:p>Memory</text:p>
        </chart:subtitle>
        <chart:legend chart:legend-position="end" svg:x="18.45cm" svg:y="6.163cm" style:legend-expansion="high" chart:style-name="ch4"/>
        <chart:plot-area chart:style-name="ch5" table:cell-range-address="Sheet2.G4:Sheet2.J9" chart:data-source-has-labels="both" svg:x="1.429cm" svg:y="2.71cm" svg:width="16.186cm" svg:height="9.951cm">
          <chartooo:coordinate-region svg:x="2.976cm" svg:y="2.909cm" svg:width="14.639cm" svg:height="9.105cm"/>
          <chart:axis chart:dimension="x" chart:name="primary-x" chart:style-name="ch6" chartooo:axis-type="auto">
            <chartooo:date-scale/>
            <chart:title svg:x="9.002cm" svg:y="12.939cm" chart:style-name="ch7">
              <text:p>Epoch</text:p>
            </chart:title>
            <chart:categories table:cell-range-address="Sheet2.G5:Sheet2.G9"/>
          </chart:axis>
          <chart:axis chart:dimension="y" chart:name="primary-y" chart:style-name="ch8">
            <chart:title svg:x="0.451cm" svg:y="8.139cm" chart:style-name="ch9">
              <text:p>Bytes</text:p>
            </chart:title>
            <chart:grid chart:style-name="ch10" chart:class="major"/>
          </chart:axis>
          <chart:series chart:style-name="ch11" chart:values-cell-range-address="Sheet2.H5:Sheet2.H9" chart:label-cell-address="Sheet2.H4:Sheet2.H4" chart:class="chart:bar">
            <chart:data-point chart:repeated="5"/>
          </chart:series>
          <chart:series chart:style-name="ch12" chart:values-cell-range-address="Sheet2.I5:Sheet2.I9" chart:label-cell-address="Sheet2.I4:Sheet2.I4" chart:class="chart:bar">
            <chart:data-point chart:repeated="5"/>
          </chart:series>
          <chart:series chart:style-name="ch13" chart:values-cell-range-address="Sheet2.J5:Sheet2.J9" chart:label-cell-address="Sheet2.J4:Sheet2.J4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malloc</text:p>
                <draw:g>
                  <svg:desc>Sheet2.H4:Sheet2.H4</svg:desc>
                </draw:g>
              </table:table-cell>
              <table:table-cell office:value-type="string">
                <text:p>First Fit</text:p>
                <draw:g>
                  <svg:desc>Sheet2.I4:Sheet2.I4</svg:desc>
                </draw:g>
              </table:table-cell>
              <table:table-cell office:value-type="string">
                <text:p>Best fit</text:p>
                <draw:g>
                  <svg:desc>Sheet2.J4:Sheet2.J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G5:Sheet2.G9</svg:desc>
                </draw:g>
              </table:table-cell>
              <table:table-cell office:value-type="float" office:value="1351680">
                <text:p>1351680</text:p>
                <draw:g>
                  <svg:desc>Sheet2.H5:Sheet2.H9</svg:desc>
                </draw:g>
              </table:table-cell>
              <table:table-cell office:value-type="float" office:value="1302528">
                <text:p>1302528</text:p>
                <draw:g>
                  <svg:desc>Sheet2.I5:Sheet2.I9</svg:desc>
                </draw:g>
              </table:table-cell>
              <table:table-cell office:value-type="float" office:value="1228800">
                <text:p>1228800</text:p>
                <draw:g>
                  <svg:desc>Sheet2.J5:Sheet2.J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568192">
                <text:p>2568192</text:p>
              </table:table-cell>
              <table:table-cell office:value-type="float" office:value="2605056">
                <text:p>2605056</text:p>
              </table:table-cell>
              <table:table-cell office:value-type="float" office:value="2457600">
                <text:p>24576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784704">
                <text:p>3784704</text:p>
              </table:table-cell>
              <table:table-cell office:value-type="float" office:value="3907584">
                <text:p>3907584</text:p>
              </table:table-cell>
              <table:table-cell office:value-type="float" office:value="3686400">
                <text:p>36864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001216">
                <text:p>5001216</text:p>
              </table:table-cell>
              <table:table-cell office:value-type="float" office:value="5201920">
                <text:p>5201920</text:p>
              </table:table-cell>
              <table:table-cell office:value-type="float" office:value="4915200">
                <text:p>49152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217728">
                <text:p>6217728</text:p>
              </table:table-cell>
              <table:table-cell office:value-type="float" office:value="6504448">
                <text:p>6504448</text:p>
              </table:table-cell>
              <table:table-cell office:value-type="float" office:value="6144000">
                <text:p>614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Sheet2.D5:Sheet2.D9" chart:error-lower-range="Sheet2.D5:Sheet2.D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one" chart:error-upper-indicator="true" chart:error-lower-indicator="true" chart:error-category="cell-range" chart:error-upper-range="Sheet2.D15:Sheet2.D19" chart:error-lower-range="Sheet2.D15:Sheet2.D19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error-upper-indicator="true" chart:error-lower-indicator="true" chart:error-category="cell-range" chart:error-upper-range="Sheet2.D25:Sheet2.D29" chart:error-lower-range="Sheet2.D25:Sheet2.D29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95cm" svg:height="13.68cm" xlink:href=".." xlink:type="simple" chart:class="chart:scatter" chart:style-name="ch1">
        <chart:title svg:x="9.622cm" svg:y="0.409cm" chart:style-name="ch2">
          <text:p>Increment</text:p>
        </chart:title>
        <chart:subtitle svg:x="10.19cm" svg:y="1.461cm" chart:style-name="ch3">
          <text:p>Time</text:p>
        </chart:subtitle>
        <chart:legend chart:legend-position="end" svg:x="18.331cm" svg:y="6.043cm" style:legend-expansion="high" chart:style-name="ch4"/>
        <chart:plot-area chart:style-name="ch5" table:cell-range-address="Sheet2.L4:Sheet2.O9" chart:data-source-has-labels="row" svg:x="1.438cm" svg:y="2.69cm" svg:width="16.039cm" svg:height="9.736cm">
          <chartooo:coordinate-region svg:x="2.35cm" svg:y="2.889cm" svg:width="14.662cm" svg:height="8.89cm"/>
          <chart:axis chart:dimension="x" chart:name="primary-x" chart:style-name="ch6">
            <chart:title svg:x="8.937cm" svg:y="12.699cm" chart:style-name="ch7">
              <text:p>Epoch</text:p>
            </chart:title>
          </chart:axis>
          <chart:axis chart:dimension="y" chart:name="primary-y" chart:style-name="ch6">
            <chart:title svg:x="0.451cm" svg:y="8.607cm" chart:style-name="ch8">
              <text:p>CPU seconds</text:p>
            </chart:title>
            <chart:grid chart:style-name="ch9" chart:class="major"/>
          </chart:axis>
          <chart:series chart:style-name="ch10" chart:values-cell-range-address="Sheet2.M5:Sheet2.M9" chart:label-cell-address="Sheet2.M4:Sheet2.M4" chart:class="chart:scatter">
            <chart:domain table:cell-range-address="Sheet2.L5:Sheet2.L9"/>
            <chart:error-indicator chart:style-name="ch11" chart:dimension="y"/>
            <chart:data-point chart:repeated="5"/>
          </chart:series>
          <chart:series chart:style-name="ch12" chart:values-cell-range-address="Sheet2.N5:Sheet2.N9" chart:label-cell-address="Sheet2.N4:Sheet2.N4" chart:class="chart:scatter">
            <chart:error-indicator chart:style-name="ch11" chart:dimension="y"/>
            <chart:data-point chart:repeated="5"/>
          </chart:series>
          <chart:series chart:style-name="ch13" chart:values-cell-range-address="Sheet2.O5:Sheet2.O9" chart:label-cell-address="Sheet2.O4:Sheet2.O4" chart:class="chart:scatter">
            <chart:error-indicator chart:style-name="ch11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ys malloc</text:p>
                <draw:g>
                  <svg:desc>Sheet2.M4:Sheet2.M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First Fit</text:p>
                <draw:g>
                  <svg:desc>Sheet2.N4:Sheet2.N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Best fit</text:p>
                <draw:g>
                  <svg:desc>Sheet2.O4:Sheet2.O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L5:Sheet2.L9</svg:desc>
                </draw:g>
              </table:table-cell>
              <table:table-cell office:value-type="float" office:value="0">
                <text:p>0</text:p>
                <draw:g>
                  <svg:desc>Sheet2.M5:Sheet2.M9</svg:desc>
                </draw:g>
              </table:table-cell>
              <table:table-cell office:value-type="float" office:value="0">
                <text:p>0</text:p>
                <draw:g>
                  <svg:desc>Sheet2.D5:Sheet2.D9</svg:desc>
                </draw:g>
              </table:table-cell>
              <table:table-cell office:value-type="float" office:value="0">
                <text:p>0</text:p>
                <draw:g>
                  <svg:desc>Sheet2.D5:Sheet2.D9</svg:desc>
                </draw:g>
              </table:table-cell>
              <table:table-cell office:value-type="float" office:value="0">
                <text:p>0</text:p>
                <draw:g>
                  <svg:desc>Sheet2.N5:Sheet2.N9</svg:desc>
                </draw:g>
              </table:table-cell>
              <table:table-cell office:value-type="float" office:value="0">
                <text:p>0</text:p>
                <draw:g>
                  <svg:desc>Sheet2.D15:Sheet2.D19</svg:desc>
                </draw:g>
              </table:table-cell>
              <table:table-cell office:value-type="float" office:value="0">
                <text:p>0</text:p>
                <draw:g>
                  <svg:desc>Sheet2.D15:Sheet2.D19</svg:desc>
                </draw:g>
              </table:table-cell>
              <table:table-cell office:value-type="float" office:value="0.008">
                <text:p>0.008</text:p>
                <draw:g>
                  <svg:desc>Sheet2.O5:Sheet2.O9</svg:desc>
                </draw:g>
              </table:table-cell>
              <table:table-cell office:value-type="float" office:value="0.00447213595499958">
                <text:p>0.00447213595499958</text:p>
                <draw:g>
                  <svg:desc>Sheet2.D25:Sheet2.D29</svg:desc>
                </draw:g>
              </table:table-cell>
              <table:table-cell office:value-type="float" office:value="0.00447213595499958">
                <text:p>0.00447213595499958</text:p>
                <draw:g>
                  <svg:desc>Sheet2.D25:Sheet2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4">
                <text:p>0.00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08">
                <text:p>0.00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12">
                <text:p>0.01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128">
                <text:p>0.12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06">
                <text:p>0.00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24">
                <text:p>0.02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256">
                <text:p>0.256</text:p>
              </table:table-cell>
              <table:table-cell office:value-type="float" office:value="0.0250998007960223">
                <text:p>0.0250998007960223</text:p>
              </table:table-cell>
              <table:table-cell office:value-type="float" office:value="0.0250998007960223">
                <text:p>0.0250998007960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